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`````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cro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office:value-type="float" office:value="10500" calcext:value-type="float">
            <text:p>10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s/EMI</text:p>
          </table:table-cell>
          <table:table-cell/>
          <table:table-cell office:value-type="float" office:value="3720" calcext:value-type="float">
            <text:p>3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enses</text:p>
          </table:table-cell>
          <table:table-cell/>
          <table:table-cell table:formula="of:=SUM([.C4:.C14])" office:value-type="float" office:value="18805" calcext:value-type="float">
            <text:p>188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table:formula="of:=[.C2]  - [.C15]" office:value-type="float" office:value="11195" calcext:value-type="float">
            <text:p>111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Donation IN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vings</text:p>
          </table:table-cell>
          <table:table-cell/>
          <table:table-cell table:formula="of:=SUM([.C16] + [.C17])" office:value-type="float" office:value="12195" calcext:value-type="float">
            <text:p>12195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0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5">00/00/0000</text:date>, <text:time style:data-style-name="N2" text:time-value="21:16:17.5217960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3T19:25:11.622646543</meta:creation-date>
    <dc:date>2026-02-15T21:23:04.179101056</dc:date>
    <meta:editing-duration>PT4H26M4S</meta:editing-duration>
    <meta:editing-cycles>29</meta:editing-cycles>
    <meta:generator>LibreOffice/26.2.0.3$Linux_X86_64 LibreOffice_project/620$Build-3</meta:generator>
    <meta:document-statistic meta:table-count="10" meta:cell-count="45" meta:object-count="0"/>
  </office:meta>
</office:document-meta>
</file>